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1.5717in"/>
    </style:style>
    <style:style style:name="co6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/>
      <style:text-properties style:font-name="Microsoft YaHei"/>
    </style:style>
    <style:style style:name="ce9" style:family="table-cell" style:parent-style-name="Default" style:data-style-name="N75">
      <style:text-properties style:font-name="Microsoft YaHei"/>
    </style:style>
    <style:style style:name="ce10" style:family="table-cell" style:parent-style-name="Default">
      <style:table-cell-properties fo:border="none"/>
      <style:text-properties style:font-name="Microsoft YaHei" style:font-name-asian="Microsoft YaHei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3" style:family="table-cell" style:parent-style-name="Default">
      <style:text-properties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style:font-name="Microsoft YaHei" style:font-name-asian="Microsoft YaHei"/>
    </style:style>
    <style:style style:name="ce15" style:family="table-cell" style:parent-style-name="Default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16" style:family="table-cell" style:parent-style-name="Default">
      <style:table-cell-properties fo:background-color="#eeeeee"/>
      <style:text-properties style:font-name="Microsoft YaHei"/>
    </style:style>
    <style:style style:name="ce17" style:family="table-cell" style:parent-style-name="Default">
      <style:text-properties style:font-name="Microsoft YaHei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1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0" style:family="table-cell" style:parent-style-name="Default">
      <style:table-cell-properties fo:background-color="#eeeeee" fo:border="none"/>
      <style:text-properties style:font-name="Microsoft YaHei" style:font-name-asian="Microsoft YaHei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7-first-term" table:style-name="ta1" table:print="false">
        <office:forms form:automatic-focus="false" form:apply-design-mode="false"/>
        <table:table-column table:style-name="co2" table:default-cell-style-name="ce9"/>
        <table:table-column table:style-name="co4" table:number-columns-repeated="2" table:default-cell-style-name="ce17"/>
        <table:table-column table:style-name="co3" table:number-columns-repeated="1021" table:default-cell-style-name="ce17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10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1" office:value-type="string">
            <text:p><text:a xlink:href="../../../books/grade-7-books/junjun/7年级北师大版数学上册.pdf">Math-北师大版</text:a></text:p>
          </table:table-cell>
          <table:table-cell table:style-name="ce18" office:value-type="string">
            <text:p><text:a xlink:href="../../../books/grade-7-books/junjun/7年级人教版英语上册.pdf">English-人教版</text:a></text:p>
          </table:table-cell>
          <table:table-cell table:style-name="ce21" table:number-columns-repeated="1020"/>
          <table:table-cell/>
        </table:table-row>
        <table:table-row table:style-name="ro2">
          <table:table-cell table:style-name="ce2"/>
          <table:table-cell table:style-name="ce12"/>
          <table:table-cell table:style-name="ce19"/>
          <table:table-cell table:style-name="ce21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table:style-name="ce13"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10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13" office:value-type="string">
            <text:p><text:a xlink:href="../../../math/grade-7-上/7年级上期中-北师大版省直中学期中数学试题/2.jpg">7-上-期中数学考试-2</text:a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3"/>
          <table:table-cell table:style-name="ce13"/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10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10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13"/>
          <table:table-cell table:style-name="ce10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table:style-name="ce13" office:value-type="string">
            <text:p>Break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table:style-name="ce13" office:value-type="string">
            <text:p>Break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20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10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6" office:value-type="date" office:date-value="2025-12-27">
            <text:p>Dec 27, 2025</text:p>
          </table:table-cell>
          <table:table-cell table:style-name="ce13" office:value-type="string">
            <text:p><text:a xlink:href="../../../math/grade-7-上/7年级上期末-2024-2025学年河南郑州中原区/">河南郑州中原区期末考试题</text:a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6" office:value-type="date" office:date-value="2026-01-03">
            <text:p>Jan 3, 2026</text:p>
          </table:table-cell>
          <table:table-cell table:style-name="ce13" office:value-type="string">
            <text:p>Break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7"/>
          <table:table-cell table:style-name="ce15" office:value-type="string">
            <text:p>7-下-第一章-整式的乘法</text:p>
          </table:table-cell>
          <table:table-cell table:style-name="ce15" office:value-type="string">
            <text:p>7-下-unit-2</text:p>
          </table:table-cell>
          <table:table-cell table:number-columns-repeated="1021"/>
        </table:table-row>
        <table:table-row table:style-name="ro4">
          <table:table-cell table:style-name="ce6" office:value-type="date" office:date-value="2026-01-10">
            <text:p>Jan 10, 2026</text:p>
          </table:table-cell>
          <table:table-cell table:style-name="ce13" office:value-type="string">
            <text:p><text:a xlink:href="../../../math/grade-7-上/7年级上期末-2024-2025学年河南郑州航空港区/">郑州航空港区期末考试</text:a></text:p>
          </table:table-cell>
          <table:table-cell table:style-name="ce13" office:value-type="string">
            <text:p><text:a xlink:href="../../../english/grade-7-下/7%20年级%20人教版英语%20-下%20-unit-1-words.ppt">7 年级 人教版英语 -下 -unit-1-words</text:a></text:p>
          </table:table-cell>
          <table:table-cell table:number-columns-repeated="1021"/>
        </table:table-row>
        <table:table-row table:style-name="ro2">
          <table:table-cell table:style-name="ce8"/>
          <table:table-cell table:style-name="ce16" table:number-columns-repeated="2"/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table:style-name="ce13" office:value-type="string">
            <text:p><text:a xlink:href="../../../math/grade-7-上/7年级上期末-2024-2025学年河南郑州航空港区/">郑州航空港区期末考试</text:a></text:p>
          </table:table-cell>
          <table:table-cell table:style-name="ce13" office:value-type="string">
            <text:p><text:a xlink:href="../../../english/grade-7-下/7%20年级%20人教版英语%20-下%20-unit-2-words.ppt">7 年级 人教版英语 -下 -unit-2-words</text:a>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>
            <text:p><text:a xlink:href="../../../math/grade-7-上/7年级上期末-2024-2025学年河南郑州金水区/">7年级上期末河南郑州金水区</text:a></text:p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中考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22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formula="of:=SUM([.B3:.B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3">
          <table:table-cell office:value-type="string">
            <text:p>7-上-期中成绩</text:p>
          </table:table-cell>
          <table:table-cell/>
        </table:table-row>
        <table:table-row table:style-name="ro3">
          <table:table-cell>
            <draw:frame table:end-cell-address="中考.I20" table:end-x="0.2969in" table:end-y="0.0417in" draw:z-index="0" draw:name="Graphics 1" draw:style-name="gr1" draw:text-style-name="P1" svg:width="8.7559in" svg:height="0.3972in" svg:x="0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3">01/13/2026</text:date>, <text:time>18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1M2S</meta:editing-duration>
    <meta:editing-cycles>36</meta:editing-cycles>
    <meta:generator>OpenOffice/4.1.15$Win32 OpenOffice.org_project/4115m2$Build-9813</meta:generator>
    <dc:date>2026-01-13T18:02:24.89</dc:date>
    <meta:document-statistic meta:table-count="3" meta:cell-count="52" meta:object-count="1"/>
    <meta:user-defined meta:name="Info 1"/>
    <meta:user-defined meta:name="Info 2"/>
    <meta:user-defined meta:name="Info 3"/>
    <meta:user-defined meta:name="Info 4"/>
  </office:meta>
</office:document-meta>
</file>